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EasyReading" svg:font-family="EasyReading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e" style:master-page-name="MP0" style:family="paragraph">
      <style:paragraph-properties fo:break-before="page" fo:text-align="center"/>
      <style:text-properties style:font-name="EasyReading" fo:font-weight="bold" style:font-weight-asian="bold" fo:font-size="14pt" style:font-size-asian="14pt" style:font-size-complex="14pt"/>
    </style:style>
    <style:style style:name="P2" style:parent-style-name="Normale" style:family="paragraph">
      <style:paragraph-properties fo:text-align="center"/>
      <style:text-properties style:font-name="EasyReading" fo:font-weight="bold" style:font-weight-asian="bold" fo:font-size="24pt" style:font-size-asian="24pt" style:font-size-complex="24pt"/>
    </style:style>
    <style:style style:name="P3" style:parent-style-name="Titolo1" style:family="paragraph">
      <style:text-properties style:font-name="Calibri" style:font-name-complex="Calibri" fo:font-weight="normal" style:font-weight-asian="normal" style:font-weight-complex="bold" fo:font-size="12pt" style:font-size-asian="12pt" style:font-size-complex="12pt"/>
    </style:style>
    <style:style style:name="P4" style:parent-style-name="Textbody" style:family="paragraph">
      <style:text-properties style:font-name="Calibri" style:font-name-complex="Calibri"/>
    </style:style>
    <style:style style:name="P5" style:parent-style-name="Textbody" style:family="paragraph">
      <style:text-properties style:font-name="Calibri" style:font-name-complex="Calibri"/>
    </style:style>
    <style:style style:name="P6" style:parent-style-name="Textbody" style:family="paragraph">
      <style:text-properties style:font-name="Calibri" style:font-name-complex="Calibri"/>
    </style:style>
    <style:style style:name="P7" style:parent-style-name="Textbody" style:family="paragraph">
      <style:text-properties style:font-name="Calibri" style:font-name-complex="Calibri"/>
    </style:style>
    <style:style style:name="P8" style:parent-style-name="Textbody" style:family="paragraph">
      <style:text-properties style:font-name="Calibri" style:font-name-complex="Calibri"/>
    </style:style>
    <style:style style:name="P9" style:parent-style-name="Textbody" style:family="paragraph">
      <style:text-properties style:font-name="Calibri" style:font-name-complex="Calibri"/>
    </style:style>
    <style:style style:name="P10" style:parent-style-name="Textbody" style:family="paragraph">
      <style:text-properties style:font-name="Calibri" style:font-name-complex="Calibri"/>
    </style:style>
    <style:style style:name="P11" style:parent-style-name="Textbody" style:family="paragraph">
      <style:text-properties style:font-name="Calibri" style:font-name-complex="Calibri"/>
    </style:style>
    <style:style style:name="P12" style:parent-style-name="Textbody" style:family="paragraph">
      <style:text-properties style:font-name="Calibri" style:font-name-complex="Calibri"/>
    </style:style>
    <style:style style:name="P13" style:parent-style-name="Textbody" style:family="paragraph">
      <style:text-properties style:font-name="Calibri" style:font-name-complex="Calibri"/>
    </style:style>
  </office:automatic-styles>
  <office:body>
    <office:text text:use-soft-page-breaks="true">
      <text:p text:style-name="P1">Basi di dati e Sistemi Informativi: Sperimentazioni A.A. 2022-2023</text:p>
      <text:p text:style-name="P2">DDL E DML</text:p>
      <text:h text:style-name="Titolo1" text:outline-level="1">3 DDL di creazione del database</text:h>
      <text:h text:style-name="P3" text:outline-level="1">In Utente<text:s/>abbiamo messo un check sulla categoria<text:s/>in cui un utente può<text:s/>essere<text:s/>un<text:s/>curatore oppure<text:s/>un<text:s/>curatoreFragile oppure<text:s/>un<text:s/>utente oppure<text:s/>un<text:s/>utenteFragile.</text:h>
      <text:p text:style-name="P4">In Utente abbiamo messo un ulteriore check sul genere per indicare il genere dell’utente.</text:p>
      <text:p text:style-name="P5">In Giudizio abbiamo messo un check in cui indichiamo che i voti possibili da assegnare ad una storia vanno da 1 a 10.</text:p>
      <text:p text:style-name="P6">Nella creazione delle tabelle quando c’erano dei valori che si riferivano a valori di altre tabelle abbiamo deciso di usare UPDATE CASCADE e DELETE CASCADE per eventuali modifiche dei dati nelle tabelle di origine cosicché tali dati vengono aggiornati anche nelle tabelle dipendenti queste grazie alle FOREIGN KEY.</text:p>
      <text:p text:style-name="P7">In Autore abbiamo deciso di mettere la possibilità che la data di morte dell’autore sia anche non presente non mettendo la clausola NOT NULL.</text:p>
      <text:p text:style-name="P8">Per Utente e Autore per le date di nascita e data di morte (solo nell’autore è presente tale data) abbiamo deciso di usare il tipo DATE, a differenza di Storia in cui usiamo il tipo di dato Timestamp quindi andiamo a specificare sia il giorno sia l’orario della creazione della Storia.<text:s/></text:p>
      <text:p text:style-name="P9">(La creazione delle tabelle è specificata in modo dettagliato nel file<text:s/>Monteleone_Uslenghi_Viteritti_DDL.txt)</text:p>
      <text:h text:style-name="Titolo1" text:outline-level="1">4 DML di popolamento di tutte le tabelle del database</text:h>
      <text:p text:style-name="P10">Il database è stato popolato con dati pseudoreali per garantirne una miglior concretezza<text:s/>per garantire un'analisi concreta del caso di studio in esame.</text:p>
      <text:p text:style-name="P11">(Il popolamento delle tabelle è specificato in modo dettagliato nel file<text:s/>Monteleone_Uslenghi_Viteritti_DMLPOP.txt)</text:p>
      <text:h text:style-name="Titolo1" text:outline-level="1">5 DML di modifica</text:h>
      <text:p text:style-name="P12">Abbiamo fatto degli aggiornamenti tramite UPDATE e DELETE per verificare il corretto funzionamento delle tabelle.<text:s/></text:p>
      <text:p text:style-name="P13">(L’aggiornamento delle tabelle è specificato in modo dettagliato nel file Monteleone_Uslenghi_Viteritti_DMLUPD.txt)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/>
    <style:font-face style:name="EasyReading" svg:font-family="EasyReading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style:font-name="Arial" style:font-name-asian="Arial" style:font-name-complex="Arial" fo:font-weight="bold" style:font-weight-asian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0395in" fo:margin-bottom="0.0784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style:font-name="Arial" style:font-name-asian="Arial" style:font-name-complex="Arial" fo:font-weight="bold" style:font-weight-asian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style:font-name="Times New Roman" style:font-name-asian="Times New Roman" style:font-name-complex="Times New Roman"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text:number-lines="false"/>
      <style:text-properties style:font-name="Times New Roman" style:font-name-asian="Times New Roman" style:font-name-complex="Times New Roman" fo:font-size="10.5pt" style:font-size-asian="10.5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uca Monteleone</dc:creator>
    <meta:creation-date>2017-11-17T10:30:00Z</meta:creation-date>
    <dc:date>2023-06-13T14:28:00Z</dc:date>
    <meta:template xlink:href="Normal.dotm" xlink:type="simple"/>
    <meta:editing-cycles>51</meta:editing-cycles>
    <meta:editing-duration>PT13680S</meta:editing-duration>
    <meta:document-statistic meta:page-count="1" meta:paragraph-count="3" meta:word-count="283" meta:character-count="1896" meta:row-count="13" meta:non-whitespace-character-count="1616"/>
  </office:meta>
</office:document-meta>
</file>